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name-asian="TheSansMonoConNormal" style:font-weight-asian="bold"/>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Utopia-Bold" style:font-name-complex="Utopia-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Helvetica (TT) Regular" style:font-name-complex="Helvetica (TT) Regular"/>
    </style:style>
    <style:style style:name="T12" style:family="text">
      <style:text-properties style:font-name="HelveticaNeue-CondensedObl" style:font-name-complex="HelveticaNeue-CondensedObl"/>
    </style:style>
    <style:style style:name="T13" style:family="text">
      <style:text-properties style:font-name="HelveticaNeue-CondensedObl" fo:font-style="italic" style:font-style-asian="italic" style:font-name-complex="HelveticaNeue-CondensedObl" style:font-style-complex="italic"/>
    </style:style>
    <style:style style:name="T14" style:family="text">
      <style:text-properties fo:font-size="10pt" style:font-size-asian="10pt"/>
    </style:style>
    <style:style style:name="T15" style:family="text">
      <style:text-properties officeooo:rsid="0007e902"/>
    </style:style>
    <style:style style:name="T1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3476064" text:id="ct63476064">
          <text:deletion>
            <office:change-info>
              <dc:creator>Ray Lischner</dc:creator>
              <dc:date>2013-09-29T11:01:00</dc:date>
            </office:change-info>
            <text:p text:style-name="Code">(</text:p>
          </text:deletion>
        </text:changed-region>
        <text:changed-region xml:id="ct63656320" text:id="ct63656320">
          <text:insertion>
            <office:change-info>
              <dc:creator>Ray Lischner</dc:creator>
              <dc:date>2013-09-29T11:01:00</dc:date>
            </office:change-info>
          </text:insertion>
        </text:changed-region>
        <text:changed-region xml:id="ct63686880" text:id="ct63686880">
          <text:deletion>
            <office:change-info>
              <dc:creator>Ray Lischner</dc:creator>
              <dc:date>2013-09-29T11:01:00</dc:date>
            </office:change-info>
            <text:p text:style-name="Code">)</text:p>
          </text:deletion>
        </text:changed-region>
        <text:changed-region xml:id="ct63680624" text:id="ct63680624">
          <text:insertion>
            <office:change-info>
              <dc:creator>Ray Lischner</dc:creator>
              <dc:date>2013-09-29T11:01:00</dc:date>
            </office:change-info>
          </text:insertion>
        </text:changed-region>
        <text:changed-region xml:id="ct60693280" text:id="ct60693280">
          <text:insertion>
            <office:change-info>
              <dc:creator>Ray Lischner</dc:creator>
              <dc:date>2013-09-29T11:01:00</dc:date>
            </office:change-info>
          </text:insertion>
        </text:changed-region>
        <text:changed-region xml:id="ct63703152" text:id="ct63703152">
          <text:deletion>
            <office:change-info>
              <dc:creator>Ray Lischner</dc:creator>
              <dc:date>2013-09-29T11:01:00</dc:date>
            </office:change-info>
            <text:p text:style-name="Code">(</text:p>
          </text:deletion>
        </text:changed-region>
        <text:changed-region xml:id="ct63699504" text:id="ct63699504">
          <text:insertion>
            <office:change-info>
              <dc:creator>Ray Lischner</dc:creator>
              <dc:date>2013-09-29T11:01:00</dc:date>
            </office:change-info>
          </text:insertion>
        </text:changed-region>
        <text:changed-region xml:id="ct63665984" text:id="ct63665984">
          <text:deletion>
            <office:change-info>
              <dc:creator>Ray Lischner</dc:creator>
              <dc:date>2013-09-29T11:01:00</dc:date>
            </office:change-info>
            <text:p text:style-name="Code">)</text:p>
          </text:deletion>
        </text:changed-region>
        <text:changed-region xml:id="ct60668800" text:id="ct60668800">
          <text:insertion>
            <office:change-info>
              <dc:creator>Ray Lischner</dc:creator>
              <dc:date>2013-09-29T11:01:00</dc:date>
            </office:change-info>
          </text:insertion>
        </text:changed-region>
        <text:changed-region xml:id="ct50046960" text:id="ct50046960">
          <text:deletion>
            <office:change-info>
              <dc:creator>Ray Lischner</dc:creator>
              <dc:date>2013-09-29T11:01:00</dc:date>
            </office:change-info>
            <text:p text:style-name="Code">(</text:p>
          </text:deletion>
        </text:changed-region>
        <text:changed-region xml:id="ct63679808" text:id="ct63679808">
          <text:deletion>
            <office:change-info>
              <dc:creator>Ray Lischner</dc:creator>
              <dc:date>2013-09-29T11:01:00</dc:date>
            </office:change-info>
            <text:p text:style-name="Code">)</text:p>
          </text:deletion>
        </text:changed-region>
        <text:changed-region xml:id="ct63681728" text:id="ct63681728">
          <text:insertion>
            <office:change-info>
              <dc:creator>Ray Lischner</dc:creator>
              <dc:date>2013-09-29T11:01:00</dc:date>
            </office:change-info>
          </text:insertion>
        </text:changed-region>
        <text:changed-region xml:id="ct63687536" text:id="ct63687536">
          <text:deletion>
            <office:change-info>
              <dc:creator>Ray Lischner</dc:creator>
              <dc:date>2013-09-29T11:01:00</dc:date>
            </office:change-info>
            <text:p text:style-name="Code">(</text:p>
          </text:deletion>
        </text:changed-region>
        <text:changed-region xml:id="ct60668528" text:id="ct60668528">
          <text:insertion>
            <office:change-info>
              <dc:creator>Ray Lischner</dc:creator>
              <dc:date>2013-09-29T11:01:00</dc:date>
            </office:change-info>
          </text:insertion>
        </text:changed-region>
        <text:changed-region xml:id="ct60692576" text:id="ct60692576">
          <text:insertion>
            <office:change-info>
              <dc:creator>Ray Lischner</dc:creator>
              <dc:date>2013-09-29T11:01:00</dc:date>
            </office:change-info>
          </text:insertion>
        </text:changed-region>
        <text:changed-region xml:id="ct63705728" text:id="ct63705728">
          <text:deletion>
            <office:change-info>
              <dc:creator>Ray Lischner</dc:creator>
              <dc:date>2013-09-29T11:01:00</dc:date>
            </office:change-info>
            <text:p text:style-name="Code">)</text:p>
          </text:deletion>
        </text:changed-region>
        <text:changed-region xml:id="ct63675888" text:id="ct63675888">
          <text:insertion>
            <office:change-info>
              <dc:creator>Ray Lischner</dc:creator>
              <dc:date>2013-09-29T11:01:00</dc:date>
            </office:change-info>
          </text:insertion>
        </text:changed-region>
        <text:changed-region xml:id="ct63624048" text:id="ct63624048">
          <text:deletion>
            <office:change-info>
              <dc:creator>Ray Lischner</dc:creator>
              <dc:date>2013-09-29T11:01:00</dc:date>
            </office:change-info>
            <text:p text:style-name="Code">(</text:p>
          </text:deletion>
        </text:changed-region>
        <text:changed-region xml:id="ct63622784" text:id="ct63622784">
          <text:deletion>
            <office:change-info>
              <dc:creator>Ray Lischner</dc:creator>
              <dc:date>2013-09-29T11:01:00</dc:date>
            </office:change-info>
            <text:p text:style-name="Code">)</text:p>
          </text:deletion>
        </text:changed-region>
        <text:changed-region xml:id="ct63622976" text:id="ct63622976">
          <text:insertion>
            <office:change-info>
              <dc:creator>Ray Lischner</dc:creator>
              <dc:date>2013-09-29T11:01:00</dc:date>
            </office:change-info>
          </text:insertion>
        </text:changed-region>
        <text:changed-region xml:id="ct60667584" text:id="ct60667584">
          <text:insertion>
            <office:change-info>
              <dc:creator>Ray Lischner</dc:creator>
              <dc:date>2013-09-29T11:01:00</dc:date>
            </office:change-info>
          </text:insertion>
        </text:changed-region>
        <text:changed-region xml:id="ct63702704" text:id="ct63702704">
          <text:deletion>
            <office:change-info>
              <dc:creator>Ray Lischner</dc:creator>
              <dc:date>2013-09-29T11:01:00</dc:date>
            </office:change-info>
            <text:p text:style-name="Code">(</text:p>
          </text:deletion>
        </text:changed-region>
        <text:changed-region xml:id="ct63682944" text:id="ct63682944">
          <text:deletion>
            <office:change-info>
              <dc:creator>Ray Lischner</dc:creator>
              <dc:date>2013-09-29T11:01:00</dc:date>
            </office:change-info>
            <text:p text:style-name="Code">)</text:p>
          </text:deletion>
        </text:changed-region>
        <text:changed-region xml:id="ct63683136" text:id="ct63683136">
          <text:insertion>
            <office:change-info>
              <dc:creator>Ray Lischner</dc:creator>
              <dc:date>2013-09-29T11:01:00</dc:date>
            </office:change-info>
          </text:insertion>
        </text:changed-region>
        <text:changed-region xml:id="ct64355744" text:id="ct64355744">
          <text:insertion>
            <office:change-info>
              <dc:creator>Ray Lischner</dc:creator>
              <dc:date>2013-09-29T11:02:00</dc:date>
            </office:change-info>
          </text:insertion>
        </text:changed-region>
        <text:changed-region xml:id="ct64341344" text:id="ct64341344">
          <text:deletion>
            <office:change-info>
              <dc:creator>Ray Lischner</dc:creator>
              <dc:date>2013-09-29T11:02:00</dc:date>
            </office:change-info>
            <text:p text:style-name="Body_20_Text_20_First">s</text:p>
          </text:deletion>
        </text:changed-region>
        <text:changed-region xml:id="ct64342496" text:id="ct64342496">
          <text:insertion>
            <office:change-info>
              <dc:creator>Ray Lischner</dc:creator>
              <dc:date>2013-09-29T11:02:00</dc:date>
            </office:change-info>
          </text:insertion>
        </text:changed-region>
        <text:changed-region xml:id="ct64356512" text:id="ct64356512">
          <text:deletion>
            <office:change-info>
              <dc:creator>Ray Lischner</dc:creator>
              <dc:date>2013-09-29T11:02:00</dc:date>
            </office:change-info>
            <text:p text:style-name="Body_20_Text_20_First">ed</text:p>
          </text:deletion>
        </text:changed-region>
        <text:changed-region xml:id="ct65050272" text:id="ct65050272">
          <text:deletion>
            <office:change-info>
              <dc:creator>Ray Lischner</dc:creator>
              <dc:date>2013-09-29T11:06:00</dc:date>
            </office:change-info>
            <text:p text:style-name="Text_20_body">(again, pun intende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e-Folding<text:span text:style-name="Comment_20_Reference"><text:span text:style-name="T6"><office:annotation><dc:creator>Stefan Turalski</dc:creator><dc:date>2013-09-08T21:37:00</dc:date><text:p text:style-name="P6"><text:span text:style-name="T16">A very short chapter on toupper/lower – I guess it won’t harm to use it to reference one of i18n libraries and show how to tackle these issues?</text:span></text:p><text:p text:style-name="P6"><text:span text:style-name="T16">Other than that, nothing found.</text:span></text:p></office:annotation></text:span></text:span></text:p>
      <text:p text:style-name="Body_20_Text_20_First">Picking up where we left off in Exploration 18, the next step to improving the word-counting program is to update it so it ignores case differences when counting. For example, the program should count <text:span text:style-name="Code_20_Inline">The</text:span> just as it does <text:span text:style-name="Code_20_Inline">the</text:span>. This is a classic problem in computer programming. C++ offers some rudimentary help, but lacks some important fundamental pieces. This Exploration takes a 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 when the type slugs for majuscule letters were kept in the upper cases of large racks containing all the characters used to make a printing plate. Beneath them were the cases, or boxes, that stored the minuscule letter slugs.</text:p>
      <text:p text:style-name="Text_20_body">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std::isupper('A', std::locale<text:change text:change-id="ct63476064"/><text:change-start text:change-id="ct63656320"/><text:span text:style-name="T15">{</text:span><text:change-end text:change-id="ct63656320"/>""<text:change text:change-id="ct63686880"/><text:change-start text:change-id="ct63680624"/><text:span text:style-name="T15">}</text:span><text:change-end text:change-id="ct63680624"/>) == true</text:p>
      <text:p text:style-name="Code">std::islower('A', std::locale<text:change-start text:change-id="ct60693280"/><text:span text:style-name="T15">{</text:span><text:change-end text:change-id="ct60693280"/><text:change text:change-id="ct63703152"/>""<text:change-start text:change-id="ct63699504"/><text:span text:style-name="T15">}</text:span><text:change-end text:change-id="ct63699504"/><text:change text:change-id="ct63665984"/>) == false</text:p>
      <text:p text:style-name="Code">std::isupper('Æ', std::locale<text:change-start text:change-id="ct60668800"/><text:span text:style-name="T15">{</text:span><text:change-end text:change-id="ct60668800"/><text:change text:change-id="ct50046960"/>""<text:change text:change-id="ct63679808"/><text:change-start text:change-id="ct63681728"/><text:span text:style-name="T15">}</text:span><text:change-end text:change-id="ct63681728"/>) == true</text:p>
      <text:p text:style-name="Code">std::islower('Æ', std::locale<text:change text:change-id="ct63687536"/><text:change-start text:change-id="ct60668528"/><text:span text:style-name="T15">{</text:span><text:change-end text:change-id="ct60668528"/>""<text:change-start text:change-id="ct60692576"/><text:span text:style-name="T15">}</text:span><text:change-end text:change-id="ct60692576"/><text:change text:change-id="ct63705728"/>) == false</text:p>
      <text:p text:style-name="Code">std::islower('½', std::locale<text:change-start text:change-id="ct63675888"/><text:span text:style-name="T15">{</text:span><text:change-end text:change-id="ct63675888"/><text:change text:change-id="ct63624048"/>""<text:change text:change-id="ct63622784"/><text:change-start text:change-id="ct63622976"/><text:span text:style-name="T15">}</text:span><text:change-end text:change-id="ct63622976"/>) == false</text:p>
      <text:p text:style-name="Code">std::isupper('½', std::locale<text:change-start text:change-id="ct60667584"/><text:span text:style-name="T15">{</text:span><text:change-end text:change-id="ct60667584"/><text:change text:change-id="ct63702704"/>""<text:change text:change-id="ct63682944"/><text:change-start text:change-id="ct63683136"/><text:span text:style-name="T15">}</text:span><text:change-end text:change-id="ct63683136"/>) == false</text:p>
      <text:p text:style-name="Text_20_body">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Text_20_body">Now you can <text:span text:style-name="Strong_20_Emphasis"><text:span text:style-name="T8">modify the word-counting program to fold uppercase to lowercase, and count all words in lowercase.</text:span></text:span> Modify your program from Exploration 18, or start with Listing 18-4. If you have difficulty, take a look at Listing 19-1.</text:p>
      <text:p text:style-name="Code_20_Caption"><text:soft-page-break/><text:span text:style-name="T9">Listing 19-1.</text:span> Folding Uppercase to Lowercase Prior to Counting Words</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0"><text:s text:c="2"/></text:span>typedef std::map&lt;std::string, int&gt; <text:s text:c="3"/>count_map;</text:p>
      <text:p text:style-name="Code"/>
      <text:p text:style-name="Code"><text:span text:style-name="T10"><text:s text:c="2"/></text:span>std::locale native{""}; <text:s text:c="12"/>// get the native locale</text:p>
      <text:p text:style-name="Code"><text:span text:style-name="T10"><text:s text:c="2"/></text:span>std::cin.imbue(native); <text:s text:c="12"/>// interpret the input and output according to</text:p>
      <text:p text:style-name="Code"><text:span text:style-name="T10"><text:s text:c="2"/></text:span>std::cout.imbue(native); <text:s text:c="11"/>// the native locale</text:p>
      <text:p text:style-name="Code"/>
      <text:p text:style-name="Code"><text:span text:style-name="T10"><text:s text:c="2"/></text:span>count_map counts{};</text:p>
      <text:p text:style-name="Code"/>
      <text:p text:style-name="Code"><text:span text:style-name="T10"><text:s text:c="2"/></text:span>// Read words from the standard input and count the number of times</text:p>
      <text:p text:style-name="Code"><text:span text:style-name="T10"><text:s text:c="2"/></text:span>// each word occurs.</text:p>
      <text:p text:style-name="Code"><text:span text:style-name="T10"><text:s text:c="2"/></text:span>std::string word{};</text:p>
      <text:p text:style-name="Code"><text:span text:style-name="T10"><text:s text:c="2"/></text:span>while (std::cin &gt;&gt; word)</text:p>
      <text:p text:style-name="Code"><text:span text:style-name="T10"><text:s text:c="2"/></text:span>{</text:p>
      <text:p text:style-name="Code"><text:span text:style-name="T10"><text:s text:c="4"/></text:span>// Make a copy of word, keeping only alphabetic characters.</text:p>
      <text:p text:style-name="Code"><text:span text:style-name="T10"><text:s text:c="4"/></text:span>std::string copy{};</text:p>
      <text:p text:style-name="Code"><text:span text:style-name="T10"><text:s text:c="4"/></text:span>for (char ch : word)</text:p>
      <text:p text:style-name="Code"><text:span text:style-name="T10"><text:s text:c="6"/></text:span>if (std::isalnum(ch, native))</text:p>
      <text:p text:style-name="Code">
    <text:span text:style-name="T4">
     <text:s text:c="8"/>
    </text:span>
    <text:span text:style-name="Strong_20_Emphasis">copy.push_back(tolower(ch, native));</text:span>
   </text:p>
      <text:p text:style-name="Code"><text:span text:style-name="T10"><text:s text:c="4"/></text:span>// The "word" might be all punctuation, so the copy would be empty.</text:p>
      <text:p text:style-name="Code"><text:span text:style-name="T10"><text:s text:c="4"/></text:span>// Don't count empty strings.</text:p>
      <text:p text:style-name="Code"><text:span text:style-name="T10"><text:s text:c="4"/></text:span>if (not copy.empty())</text:p>
      <text:p text:style-name="Code"><text:span text:style-name="T10"><text:s text:c="6"/></text:span>++counts[copy];</text:p>
      <text:p text:style-name="Code"><text:span text:style-name="T10"><text:s text:c="2"/></text:span>}</text:p>
      <text:p text:style-name="Code"/>
      <text:p text:style-name="Code"><text:span text:style-name="T10"><text:s text:c="2"/></text:span>// For each word/count pair, print the word &amp; count on one line.</text:p>
      <text:p text:style-name="Code"><text:span text:style-name="T10"><text:s text:c="2"/></text:span>for (auto pair : counts)</text:p>
      <text:p text:style-name="Code"><text:span text:style-name="T10"><text:s text:c="4"/></text:span>std::cout &lt;&lt; pair.first &lt;&lt; '\t' &lt;&lt; pair.second &lt;&lt; '\n';</text:p>
      <text:p text:style-name="Code">}</text:p>
      <text:p text:style-name="Text_20_body">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eszet, <text:span text:style-name="Code_20_Inline">'ß'</text:span>, is a lowercase letter; when you convert it to uppercase, you get two characters: <text:span text:style-name="Code_20_Inline">"SS"</text:span>. Thus, if your input file contains <text:span text:style-name="Code_20_Inline">"ESSEN"</text:span> and <text:span text:style-name="Code_20_Inline">"eßen"</text:span>, you want them to map to the same word so they’re counted together, but that just isn’t feasible with C++. The way the program currently works, it maps <text:span text:style-name="Code_20_Inline">"ESSEN"</text:span> to <text:span text:style-name="Code_20_Inline">"essen"</text:span>, which i<text:change-start text:change-id="ct64355744"/><text:span text:style-name="T15">t</text:span><text:change-end text:change-id="ct64355744"/><text:change text:change-id="ct64341344"/> count<text:change-start text:change-id="ct64342496"/><text:span text:style-name="T15">s</text:span><text:change-end text:change-id="ct64342496"/><text:change text:change-id="ct64356512"/> as a different word from <text:span text:style-name="Code_20_Inline">"eßen"</text:span>. A 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Text_20_body">Greek readers are familiar with another kind of problem. Greek has two forms of lowercase sigma: use <text:span text:style-name="Code_20_Inline">'</text:span><text:span text:style-name="Code_20_Inline"><text:span text:style-name="T11">ς</text:span></text:span><text:span text:style-name="Code_20_Inline">'</text:span> at the end of a word and <text:span text:style-name="Code_20_Inline">'</text:span><text:span text:style-name="Code_20_Inline"><text:span text:style-name="T11">σ</text:span></text:span><text:span text:style-name="Code_20_Inline">'</text:span> elsewhere. Our simple program maps <text:span text:style-name="Code_20_Inline">'</text:span><text:span text:style-name="Code_20_Inline"><text:span text:style-name="T11">Σ</text:span></text:span><text:span text:style-name="Code_20_Inline">'</text:span>(uppercase sigma) to <text:span text:style-name="Code_20_Inline">'</text:span><text:span text:style-name="Code_20_Inline"><text:span text:style-name="T11">σ</text:span></text:span><text:span text:style-name="Code_20_Inline">'</text:span>, so some words in all uppercase will not convert to a form that matches its lowercase version.</text:p>
      <text:p text:style-name="Text_20_body"><text:soft-page-break/>Sometimes, accent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Text_20_body">Some character sets are more problematic than others. For example, ISO 8859-1 has a lowercase <text:span text:style-name="Code_20_Inline">'ÿ'</text:span>, but not an uppercase equivalent (<text:span text:style-name="Code_20_Inline">'</text:span><text:span text:style-name="Code_20_Inline"><text:span text:style-name="T11">Ϋ</text:span></text:span><text:span text:style-name="Code_20_Inline">'</text:span>). Windows 1252, on the other hand, extends ISO 8859-1, and one of the new code points is <text:span text:style-name="Code_20_Inline">'</text:span><text:span text:style-name="Code_20_Inline"><text:span text:style-name="T11">Ϋ</text:span></text:span><text:span text:style-name="Code_20_Inline">'</text:span>.</text:p>
      <text:p text:style-name="Note_2f_Tip_2f_Caution"><text:span text:style-name="Dingbat_20_Symbol"><text:span text:style-name="T5"></text:span></text:span>Tip <text:span text:style-name="Emphasis"><text:span text:style-name="T12">Code</text:span></text:span><text:span text:style-name="T13"> </text:span><text:span text:style-name="Emphasis"><text:span text:style-name="T12">point</text:span></text:span> is a fancy way of saying “numeric value that represents a character.” Although most programmers don’t use “code point” in everyday speech, those programmers who work closely with character set issues use it all the time, so you may as well get used to it. Mainstream programmers should become more accustomed to using this phrase.</text:p>
      <text:p text:style-name="Text_20_body">In other words, converting case is impossible to do correctly using only the standard C++ library.</text:p>
      <text:p text:style-name="Text_20_body">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Text_20_body">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non-standard function to implement the case-folding logic correctly. Most likely, you would need a library of character and string functions to implement your word processor; case-folding would simply be one small part of this hypothetical library. (See this book’s web <text:span text:style-name="Comment_20_Reference"><text:span text:style-name="T7"><office:annotation><dc:creator>Stefan Turalski</dc:creator><dc:date>2013-09-08T21:35:00</dc:date><text:p text:style-name="P6"><text:span text:style-name="T16">Should we have a link to ICU or Boost.Locale or maybe even something else?</text:span></text:p></office:annotation></text:span></text:span>site for some links to non-hypothetical libraries that can help you.)</text:p>
      <text:p text:style-name="Text_20_body">What about our simple program? It isn’t always practical to handle the full, complete, correct handling of cases and characters when you just want to count a few words. The case-handling code would dwarf the word-counting code.</text:p>
      <text:p text:style-name="Text_20_body">In this case (pun intended), you must accept the fact that your program will sometimes produce incorrect result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4"> </text:span>and <text:span text:style-name="Code_20_Inline">"naive"</text:span><text:span text:style-name="T14"> </text:span>to be interpreted as two different words. In other locales, they are the same word and should be counted together.</text:p>
      <text:p text:style-name="Text_20_body">In some character sets, accented characters can be composed from separate non-accented characters followed by the desired accent. For example, you can write <text:span text:style-name="Code_20_Inline">"nai¨ve"</text:span>, which is the same as <text:span text:style-name="Code_20_Inline">"naïve"</text:span>.</text:p>
      <text:p text:style-name="Text_20_body"><text:soft-page-break/>I hope by now you are completely scared away from manipulating cases and characters. Far too many naïve programmers <text:change text:change-id="ct65050272"/>become entangled in this web, or worse, simply write bad code. I was tempted to wait until much later in the book before throwing all this at you, but I know that many readers will want to improve the word-counting program by ignoring case, so I decided to tackle the problem early.</text:p>
      <text:p text:style-name="Text_20_body">Well, now you know better.</text:p>
      <text:p text:style-name="Text_20_body">That doesn’t mean you can’t keep working on the word-counting program. The next Exploration returns to the realm of the realistic and feasible, as I finally show you how to write your own function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19 </text:span>
     <text:span text:style-name="MT2"></text:span>
     <text:span text:style-name="MT3"> Case-Folding</text:span>
    </text:p>
      </style:header>
      <style:header-left style:display="false">
        <text:p text:style-name="Header">
     <text:span text:style-name="MT3">CHAPTER 19 </text:span>
     <text:span text:style-name="MT2"></text:span>
     <text:span text:style-name="MT3"> Case-Folding</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25:00</meta:creation-date>
    <dc:creator>Ray Lischner</dc:creator>
    <dc:date>2013-09-29T11:06:29</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4" meta:paragraph-count="66" meta:word-count="1346" meta:character-count="8136" meta:non-whitespace-character-count="6757"/>
    <meta:user-defined meta:name="Chapter Number">1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